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line-height="100%"/>
      <style:text-properties fo:language="en" fo:country="US"/>
    </style:style>
    <style:style style:name="P2" style:family="paragraph" style:parent-style-name="Standard">
      <style:paragraph-properties fo:margin-top="0mm" fo:margin-bottom="0mm" fo:text-align="justify" style:justify-single-word="false"/>
    </style:style>
    <style:style style:name="P3" style:family="paragraph" style:parent-style-name="No_20_Spacing">
      <style:text-properties style:font-name="Arial Narrow" fo:font-size="10pt" fo:language="en" fo:country="US" style:font-size-asian="10pt" style:font-size-complex="10pt"/>
    </style:style>
    <style:style style:name="P4"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P5" style:family="paragraph" style:parent-style-name="No_20_Spacing">
      <style:paragraph-properties fo:text-align="justify" style:justify-single-word="false"/>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P6" style:family="paragraph" style:parent-style-name="No_20_Spacing">
      <style:paragraph-properties fo:text-align="justify" style:justify-single-word="false"/>
    </style:style>
    <style:style style:name="P7" style:family="paragraph" style:parent-style-name="No_20_Spacing">
      <style:paragraph-properties fo:text-align="center" style:justify-single-word="false"/>
    </style:style>
    <style:style style:name="P8" style:family="paragraph" style:parent-style-name="No_20_Spacing">
      <style:paragraph-properties style:border-line-width-bottom="0.26mm 0.26mm 0.26mm" fo:padding-left="0mm" fo:padding-right="0mm" fo:padding-top="0mm" fo:padding-bottom="0.35mm" fo:border-left="none" fo:border-right="none" fo:border-top="none" fo:border-bottom="2.21pt double #00000a"/>
    </style:style>
    <style:style style:name="P9" style:family="paragraph" style:parent-style-name="No_20_Spacing">
      <style:paragraph-properties fo:text-align="justify" style:justify-single-word="false" fo:padding-left="0mm" fo:padding-right="0mm" fo:padding-top="0mm" fo:padding-bottom="0.35mm" fo:border-left="none" fo:border-right="none" fo:border-top="none" fo:border-bottom="0.74pt solid #00000a"/>
      <style:text-properties style:font-name="Arial Narrow" fo:font-size="10pt" fo:language="en" fo:country="US" style:font-size-asian="10pt" style:font-size-complex="10pt"/>
    </style:style>
    <style:style style:name="P10" style:family="paragraph" style:parent-style-name="No_20_Spacing" style:master-page-name="Standard">
      <style:paragraph-properties style:page-number="auto"/>
    </style:style>
    <style:style style:name="T1" style:family="text">
      <style:text-properties style:font-name="Arial Narrow" fo:font-size="22pt" fo:language="en" fo:country="US" fo:font-weight="bold" style:font-size-asian="22pt" style:font-weight-asian="bold" style:font-size-complex="22pt"/>
    </style:style>
    <style:style style:name="T2" style:family="text">
      <style:text-properties style:font-name="Arial Narrow" fo:font-size="10pt" fo:language="en" fo:country="US" style:font-size-asian="10pt" style:font-size-complex="10pt"/>
    </style:style>
    <style:style style:name="T3" style:family="text">
      <style:text-properties style:font-name="Arial Narrow" fo:font-size="10pt" fo:language="en" fo:country="US" style:font-size-asian="10pt" style:language-asian="en" style:country-asian="US" style:font-name-complex="Calibri1" style:font-size-complex="10pt"/>
    </style:style>
    <style:style style:name="T4" style:family="text">
      <style:text-properties style:font-name="Arial Narrow" fo:font-size="10pt" fo:language="en" fo:country="US" style:text-underline-style="solid" style:text-underline-width="auto" style:text-underline-color="font-color" style:font-size-asian="10pt" style:font-size-complex="10pt"/>
    </style:style>
    <style:style style:name="T5" style:family="text">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T6" style:family="text">
      <style:text-properties style:font-name="Arial Narrow" fo:font-size="10pt" fo:language="en" fo:country="US" fo:font-weight="bold" style:font-size-asian="10pt" style:font-weight-asian="bold" style:font-size-complex="10pt"/>
    </style:style>
    <style:style style:name="T7" style:family="text">
      <style:text-properties style:font-name="Century Gothic" fo:language="en" fo:country="U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BS BUSINESS MANAGEMENT PTE LTD</text:span></text:p>
      <text:p text:style-name="No_20_Spacing"><text:span text:style-name="T2">(UEN : 201317524H)</text:span></text:p>
      <text:p text:style-name="No_20_Spacing"><text:span text:style-name="T2">Blk 531 Upper Cross Street #04-52 Hong Lim Complex Singapore 050531</text:span></text:p>
      <text:p text:style-name="P8"><text:span text:style-name="T2">Tel : 6438 6670 <text:s text:c="18"/>HP : 9871 3644 <text:s text:c="19"/>Email : sallykhor@yahoo.com</text:span></text:p>
      <text:p text:style-name="P1"/>
      <text:p text:style-name="No_20_Spacing"><text:span text:style-name="T2">Date : </text:span></text:p>
      <text:p text:style-name="P3"/>
      <text:p text:style-name="P3"/>
      <text:p text:style-name="No_20_Spacing"><text:span text:style-name="T2">The Board of Directors</text:span></text:p>
      <text:p text:style-name="P2"><text:span text:style-name="T7">SERVICEGOWHERE PTE. LTD.</text:span></text:p>
      <text:p text:style-name="No_20_Spacing"><text:span text:style-name="T3">531, UPPER CROSS STREET</text:span></text:p>
      <text:p text:style-name="No_20_Spacing"><text:span text:style-name="T3">#04- 52 HONG LIM COMPLEX</text:span></text:p>
      <text:p text:style-name="No_20_Spacing"><text:span text:style-name="T3">SINGAPORE (050531)</text:span></text:p>
      <text:p text:style-name="P3"/>
      <text:p text:style-name="P3"/>
      <text:p text:style-name="No_20_Spacing"><text:span text:style-name="T2">Dear Sirs</text:span></text:p>
      <text:p text:style-name="P3"/>
      <text:p text:style-name="P6"><text:span text:style-name="T2">This letter is to confirm our understanding of the terms of our engagement and the nature and limitations of the services we will provide.</text:span></text:p>
      <text:p text:style-name="P4"/>
      <text:p text:style-name="P6"><text:span text:style-name="T5">Scope of Engagement</text:span></text:p>
      <text:p text:style-name="P6"><text:span text:style-name="T2">On the basis of information you provided, we will compile the balance sheet of </text:span><text:span text:style-name="T5">SERVICEGOWHERE PTE. LTD. </text:span><text:span text:style-name="T2">(the “Company”) as at </text:span><text:span text:style-name="T5">__________________</text:span><text:span text:style-name="T2">, and the income statement, statement of changes in equity ad cash flow statement for the year ended on that date and notes thereto. <text:s/>We will not carry out audit or review engagement procedures in relation to such financial statements. <text:s/>Consequently, no assurance on the financial statements will be expressed.</text:span></text:p>
      <text:p text:style-name="P4"/>
      <text:p text:style-name="P6"><text:span text:style-name="T5">Responsibility</text:span></text:p>
      <text:p text:style-name="P6"><text:span text:style-name="T2">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span></text:p>
      <text:p text:style-name="P4"/>
      <text:p text:style-name="P6"><text:span text:style-name="T2">The information will be prepared in accordance with Singapore Financial Reporting Standards. <text:s/>Any known departures from this framework will be highlighted to you.</text:span></text:p>
      <text:p text:style-name="P4"/>
      <text:p text:style-name="P6"><text:span text:style-name="T2">We understand that the intended use and distribution of the information we have complied is for the purpose of statutory obligations to file with the Inland Revenue Authority of Singapore and that should this change in a material respect, you will inform us.</text:span></text:p>
      <text:p text:style-name="P4"/>
      <text:p text:style-name="P6"><text:span text:style-name="T5">Reliance on Information and Explanations</text:span></text:p>
      <text:p text:style-name="P6"><text:span text:style-name="T2">We are entitled to rep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accepted as a condition of this engagement that we are entitled to assume that the information provided to us has been carefully and honestly prepared and is complete and accurate for the purpose for which it has been provided. <text:s/>In such circumstances we will not be required to conduct any form of additional enquiry or checking as to the correctness or completeness of that information.</text:span></text:p>
      <text:p text:style-name="P4"/>
      <text:p text:style-name="P6"><text:span text:style-name="T5">Confidentiality</text:span></text:p>
      <text:p text:style-name="P6"><text:span text:style-name="T2">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text:s/>is publicly disclosed other than by us in violation of this assignment; (iii) <text:s/>management of the company agrees may be disclosed; or (iv) <text:s/>is required to be disclosed under compulsion of law, by order of any court or government or regulatory authority or body. <text:s/>Our obligations under the preceding sentence shall survive notwithstanding the termination, expiration or completion of this assignment or our appointment hereunder.</text:span></text:p>
      <text:p text:style-name="P4"/>
      <text:p text:style-name="P4"/>
      <text:p text:style-name="P6"><text:span text:style-name="T5">Access to Information</text:span></text:p>
      <text:p text:style-name="P6"><text:span text:style-name="T2">It is the responsibility of the company to make arrangements to secure access to the information needed for us to complete the engagement according to the terms of this engagement. <text:s/>In particular, you will arrange for us to have reasonable access to key operations executives and management of the company should we consider it necessary to meet with third parties, such as the company’s advisers or bankers, you will use all reasonable endeavour to facilitate the happening of such meetings.</text:span></text:p>
      <text:p text:style-name="P4"/>
      <text:p text:style-name="P4"/>
      <text:p text:style-name="P4"/>
      <text:p text:style-name="P4"/>
      <text:p text:style-name="P7"><text:span text:style-name="T2">Page 1 of 2</text:span></text:p>
      <text:p text:style-name="P4"/>
      <text:p text:style-name="P4"><text:soft-page-break/></text:p>
      <text:p text:style-name="P6"><text:span text:style-name="T5">Professional Fee</text:span></text:p>
      <text:p text:style-name="P6"><text:span text:style-name="T2">It is our practice to charge our fee in accordance with the time spent by our personnel involved in the assignment. <text:s/>Based on the information available to us, we have estimated that the fee for the assignment will be </text:span><text:span text:style-name="T5">S$ 500.00 for service rendered for Dormant <text:s/>company </text:span><text:span text:style-name="T2">. <text:s/>The fee does not</text:span><text:span text:style-name="T6"> </text:span><text:span text:style-name="T2">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4"/>
      <text:p text:style-name="P6"><text:span text:style-name="T5">Acceptance</text:span></text:p>
      <text:p text:style-name="P6"><text:span text:style-name="T2">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span></text:p>
      <text:p text:style-name="P4"/>
      <text:p text:style-name="P4"/>
      <text:p text:style-name="P6"><text:span text:style-name="T2">Yours faithfully</text:span></text:p>
      <text:p text:style-name="P4"/>
      <text:p text:style-name="P4"/>
      <text:p text:style-name="P4"/>
      <text:p text:style-name="P9"/>
      <text:p text:style-name="P4"/>
      <text:p text:style-name="P6"><text:span text:style-name="T2">Agreed and approved on behalf of </text:span><text:span text:style-name="T5">SERVICEGOWHERE PTE. LTD.</text:span></text:p>
      <text:p text:style-name="P5"/>
      <text:p text:style-name="P5"/>
      <text:p text:style-name="P5"/>
      <text:p text:style-name="P6"><text:span text:style-name="T2">Signature<text:tab/><text:tab/><text:tab/>_____________________________________</text:span></text:p>
      <text:p text:style-name="P4"/>
      <text:p text:style-name="P6"><text:span text:style-name="T2">Name<text:tab/><text:tab/><text:tab/></text:span><text:span text:style-name="T4">CHIN MEE NEO PHYLLIS @ REGINA CHIN</text:span></text:p>
      <text:p text:style-name="P4"/>
      <text:p text:style-name="P4"/>
      <text:p text:style-name="P6"><text:bookmark text:name="_GoBack"/><text:span text:style-name="T2">Designation<text:tab/><text:tab/></text:span><text:span text:style-name="T4">DIRECTOR</text:span><text:span text:style-name="T2">____________________________<text:tab/></text:span></text:p>
      <text:p text:style-name="P4"/>
      <text:p text:style-name="P4"/>
      <text:p text:style-name="P6"><text:span text:style-name="T2">Date<text:tab/><text:tab/><text:tab/>_____________________________________<text:tab/></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pan text:style-name="T2">Page 2 of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language-asian="en" style:country-asian="US" style:font-name-complex="Calibri1"/>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0mm" fo:margin-bottom="5.01mm" fo:margin-left="23mm" fo:margin-right="17mm" style:writing-mode="lr-tb" style:layout-grid-color="#c0c0c0" style:layout-grid-lines="44"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Sally Khor</dc:creator>
    <meta:editing-cycles>2</meta:editing-cycles>
    <meta:print-date>2014-12-25T17:19:00</meta:print-date>
    <meta:creation-date>2015-06-06T16:30:00</meta:creation-date>
    <dc:date>2015-06-06T16:30:00</dc:date>
    <meta:editing-duration>PT1S</meta:editing-duration>
    <meta:generator>LibreOffice/3.5$Linux_X86_64 LibreOffice_project/350m1$Build-2</meta:generator>
    <meta:document-statistic meta:table-count="0" meta:image-count="0" meta:object-count="0" meta:page-count="2" meta:paragraph-count="36" meta:word-count="854" meta:character-count="5404" meta:non-whitespace-character-count="452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